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EE000001C88BB342738F964B4E.png" manifest:media-type="image/png"/>
  <manifest:file-entry manifest:full-path="Pictures/10000201000001EE000003686B23966A4DAC6049.png" manifest:media-type="image/png"/>
  <manifest:file-entry manifest:full-path="Pictures/10000201000001EE000001A2879A7A2FA452231B.png" manifest:media-type="image/png"/>
  <manifest:file-entry manifest:full-path="Pictures/1000020100000217000001EEB5EB2152F67D9FB3.png" manifest:media-type="image/png"/>
  <manifest:file-entry manifest:full-path="Pictures/100002010000021600000368D0318E9539F45066.png" manifest:media-type="image/png"/>
  <manifest:file-entry manifest:full-path="Pictures/100002010000021600000368E54496F2597C13D3.png" manifest:media-type="image/png"/>
  <manifest:file-entry manifest:full-path="Pictures/10000201000001EE0000013413FC7B5695276B93.png" manifest:media-type="image/png"/>
  <manifest:file-entry manifest:full-path="Pictures/10000201000001EE000000E4FE78398767DD0E1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0e685" officeooo:paragraph-rsid="0000e685"/>
    </style:style>
    <style:style style:name="P2" style:family="paragraph" style:parent-style-name="Standard">
      <style:text-properties officeooo:rsid="0002bf16" officeooo:paragraph-rsid="0002bf16"/>
    </style:style>
    <style:style style:name="P3" style:family="paragraph" style:parent-style-name="Standard">
      <style:text-properties officeooo:rsid="0004193b" officeooo:paragraph-rsid="0004193b"/>
    </style:style>
    <style:style style:name="P4" style:family="paragraph" style:parent-style-name="Standard">
      <style:paragraph-properties fo:break-before="page"/>
      <style:text-properties officeooo:rsid="0002bf16" officeooo:paragraph-rsid="0002bf16"/>
    </style:style>
    <style:style style:name="P5" style:family="paragraph" style:parent-style-name="Standard">
      <style:paragraph-properties fo:break-before="page"/>
      <style:text-properties officeooo:rsid="0004193b" officeooo:paragraph-rsid="0004193b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ext:p text:style-name="P1"><draw:frame draw:style-name="fr1" draw:name="Figura1" text:anchor-type="paragraph" svg:width="13.072cm" svg:height="23.073cm" draw:z-index="0"><draw:image xlink:href="Pictures/10000201000001EE000003686B23966A4DAC6049.png" xlink:type="simple" xlink:show="embed" xlink:actuate="onLoad" loext:mime-type="image/png"/></draw:frame>Fundo</text:p>
      <text:p text:style-name="P1"/>
      <text:p text:style-name="Standard"/>
      <text:p text:style-name="Standard"/>
      <text:p text:style-name="P4">lateral1</text:p>
      <text:p text:style-name="P2"><draw:frame draw:style-name="fr1" draw:name="Figura2" text:anchor-type="paragraph" svg:width="14.131cm" svg:height="23.073cm" draw:z-index="1"><draw:image xlink:href="Pictures/100002010000021600000368D0318E9539F45066.png" xlink:type="simple" xlink:show="embed" xlink:actuate="onLoad" loext:mime-type="image/png"/></draw:frame></text:p>
      <text:p text:style-name="P4"><draw:frame draw:style-name="fr1" draw:name="Figura3" text:anchor-type="paragraph" svg:width="14.131cm" svg:height="23.073cm" draw:z-index="2"><draw:image xlink:href="Pictures/100002010000021600000368E54496F2597C13D3.png" xlink:type="simple" xlink:show="embed" xlink:actuate="onLoad" loext:mime-type="image/png"/></draw:frame>lateral2</text:p>
      <text:p text:style-name="P4"><draw:frame draw:style-name="fr1" draw:name="Figura4" text:anchor-type="paragraph" svg:width="14.157cm" svg:height="13.072cm" draw:z-index="3"><draw:image xlink:href="Pictures/1000020100000217000001EEB5EB2152F67D9FB3.png" xlink:type="simple" xlink:show="embed" xlink:actuate="onLoad" loext:mime-type="image/png"/></draw:frame>tampa1</text:p>
      <text:p text:style-name="P4"><draw:frame draw:style-name="fr1" draw:name="Figura5" text:anchor-type="paragraph" svg:width="13.072cm" svg:height="8.149cm" draw:z-index="4"><draw:image xlink:href="Pictures/10000201000001EE0000013413FC7B5695276B93.png" xlink:type="simple" xlink:show="embed" xlink:actuate="onLoad" loext:mime-type="image/png"/></draw:frame>tampa 2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draw:frame draw:style-name="fr1" draw:name="Figura6" text:anchor-type="paragraph" svg:width="13.072cm" svg:height="6.033cm" draw:z-index="5"><draw:image xlink:href="Pictures/10000201000001EE000000E4FE78398767DD0E14.png" xlink:type="simple" xlink:show="embed" xlink:actuate="onLoad" loext:mime-type="image/png"/></draw:frame>tampa3</text:p>
      <text:p text:style-name="P5"><draw:frame draw:style-name="fr1" draw:name="Figura7" text:anchor-type="paragraph" svg:width="13.072cm" svg:height="12.067cm" draw:z-index="6"><draw:image xlink:href="Pictures/10000201000001EE000001C88BB342738F964B4E.png" xlink:type="simple" xlink:show="embed" xlink:actuate="onLoad" loext:mime-type="image/png"/></draw:frame>frente1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Figura8" text:anchor-type="paragraph" svg:width="13.072cm" svg:height="11.061cm" draw:z-index="7"><draw:image xlink:href="Pictures/10000201000001EE000001A2879A7A2FA452231B.png" xlink:type="simple" xlink:show="embed" xlink:actuate="onLoad" loext:mime-type="image/png"/></draw:frame>frente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529cm" fo:margin-right="0.50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3T16:05:18.343000000</meta:creation-date>
    <dc:date>2019-06-23T16:35:00.133000000</dc:date>
    <meta:editing-duration>PT9M19S</meta:editing-duration>
    <meta:editing-cycles>1</meta:editing-cycles>
    <meta:document-statistic meta:table-count="0" meta:image-count="8" meta:object-count="0" meta:page-count="6" meta:paragraph-count="8" meta:word-count="9" meta:character-count="54" meta:non-whitespace-character-count="53"/>
    <meta:generator>LibreOffice/6.1.0.3$Windows_X86_64 LibreOffice_project/efb621ed25068d70781dc026f7e9c5187a4decd1</meta:generator>
  </office:meta>
</office:document-meta>
</file>